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end" style:justify-single-word="false"/>
    </style:style>
    <style:style style:name="P4" style:family="paragraph" style:parent-style-name="Standard">
      <style:text-properties style:text-underline-styl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normal" style:font-style-asian="normal" style:font-style-complex="normal"/>
    </style:style>
    <style:style style:name="P9" style:family="paragraph" style:parent-style-name="Contents_20_1">
      <style:paragraph-properties>
        <style:tab-stops>
          <style:tab-stop style:position="0cm"/>
          <style:tab-stop style:position="3cm"/>
        </style:tab-stops>
      </style:paragraph-properties>
    </style:style>
    <style:style style:name="P10" style:family="paragraph" style:parent-style-name="Contents_20_2">
      <style:paragraph-properties>
        <style:tab-stops>
          <style:tab-stop style:position="0cm"/>
        </style:tab-stops>
      </style:paragraph-properties>
    </style:style>
    <style:style style:name="P11" style:family="paragraph" style:parent-style-name="Heading_20_TOC" style:master-page-name="Index">
      <style:paragraph-properties style:page-number="1"/>
    </style:style>
    <style:style style:name="P12" style:family="paragraph" style:parent-style-name="Standard" style:master-page-name="Index">
      <style:paragraph-properties style:page-number="auto"/>
    </style:style>
    <style:style style:name="P13" style:family="paragraph" style:parent-style-name="Standard" style:list-style-name=""/>
    <style:style style:name="P14" style:family="paragraph" style:parent-style-name="Standard" style:list-style-name="">
      <style:paragraph-properties fo:line-height="100%">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1" style:list-style-name="">
      <style:paragraph-properties fo:line-height="100%" fo:break-before="page">
        <style:tab-stops/>
      </style:paragraph-properties>
    </style:style>
    <style:style style:name="P18"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Monaco1" fo:font-size="9pt" style:font-size-asian="9pt" style:font-size-complex="9pt"/>
    </style:style>
    <style:style style:name="T8" style:family="text">
      <style:text-properties style:text-underline-style="none"/>
    </style:style>
    <style:style style:name="T9" style:family="text">
      <style:text-properties fo:color="#000000"/>
    </style:style>
    <style:style style:name="T10" style:family="text">
      <style:text-properties fo:color="#000000" style:text-underline-style="none"/>
    </style:style>
    <style:style style:name="T11" style:family="text">
      <style:text-properties style:font-name="Optima1"/>
    </style:style>
    <style:style style:name="T12" style:family="text">
      <style:text-properties style:font-name="Monaco1"/>
    </style:style>
    <style:style style:name="T13"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draw:frame draw:style-name="fr1" draw:name="graphics1" text:anchor-type="paragraph" svg:x="1.115cm" svg:y="0.369cm" svg:width="7.65cm" svg:height="4.189cm" draw:z-index="0"><draw:image xlink:href="../sogo.png" xlink:type="simple" xlink:show="embed" xlink:actuate="onLoad"/></draw:frame></text:p>
      <text:p text:style-name="P2"/>
      <text:p text:style-name="P2"/>
      <text:p text:style-name="P2"/>
      <text:p text:style-name="P2"/>
      <text:p text:style-name="P5"/>
      <text:p text:style-name="P7">Version 2.0.0beta3</text:p>
      <text:p text:style-name="P6">Native Microsoft Outlook Configuration Guide</text:p>
      <text:p text:style-name="P2"/>
      <text:p text:style-name="P12">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0beta3 – October 2011</text:p>
      <text:p text:style-name="Standard"/>
      <text:p text:style-name="Standard"/>
      <text:p text:style-name="P3"><draw:frame draw:style-name="fr2" draw:name="graphics3" text:anchor-type="as-char" svg:y="0cm" svg:width="8.814cm" svg:height="1.882cm" draw:z-index="1"><draw:image xlink:href="../inverse.jpg" xlink:type="simple" xlink:show="embed" xlink:actuate="onLoad"/></draw:frame></text:p>
      <text:p text:style-name="P1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Chapter 1<text:tab/>About this Guide <text:s text:c="2"/><text:tab/>3</text:p>
          <text:p text:style-name="P9">Chapter 2<text:tab/>Introduction <text:s text:c="2"/><text:tab/>4</text:p>
          <text:p text:style-name="P9">Chapter 3<text:tab/>Installation <text:s text:c="2"/><text:tab/>5</text:p>
          <text:p text:style-name="P10">Prerequisites <text:s text:c="2"/><text:tab/>5</text:p>
          <text:p text:style-name="P10">Samba 4 <text:s text:c="2"/><text:tab/>6</text:p>
          <text:p text:style-name="P10">OpenChange <text:s text:c="2"/><text:tab/>6</text:p>
          <text:p text:style-name="P10">SOGo and SOPE <text:s text:c="2"/><text:tab/>8</text:p>
          <text:p text:style-name="P10">SOGo OpenChange Connector <text:s text:c="2"/><text:tab/>8</text:p>
          <text:p text:style-name="P9">Chapter 4<text:tab/>Configuration <text:s text:c="2"/><text:tab/>9</text:p>
          <text:p text:style-name="P10">SOGo Configuration <text:s text:c="2"/><text:tab/>9</text:p>
          <text:p text:style-name="P10">OpenChange Configuration <text:s text:c="2"/><text:tab/>9</text:p>
          <text:p text:style-name="P10">Samba 4 Configuration <text:s text:c="2"/><text:tab/>10</text:p>
          <text:p text:style-name="P9">Chapter <text:tab/>Adding Users <text:s text:c="2"/><text:tab/>12</text:p>
          <text:p text:style-name="P9">Chapter <text:tab/>The newly created user can now use Microsoft Outlook. <text:s text:c="2"/><text:tab/>12</text:p>
          <text:p text:style-name="P9">Chapter <text:tab/>Microsoft Outlook 2003, 2007 and 2010 Configuration <text:s text:c="2"/><text:tab/>13</text:p>
          <text:p text:style-name="P9">Chapter <text:tab/>Known Issues or Limitations <text:s text:c="2"/><text:tab/>14</text:p>
          <text:p text:style-name="P10">Precautions <text:s text:c="2"/><text:tab/>14</text:p>
          <text:p text:style-name="P10">Current Limitations <text:s text:c="2"/><text:tab/>14</text:p>
          <text:p text:style-name="P9">Chapter 5<text:tab/>Additional Information <text:s text:c="2"/><text:tab/>16</text:p>
          <text:p text:style-name="P9">Chapter 6<text:tab/>Commercial Support and Contact Information <text:s text:c="2"/><text:tab/>17</text:p>
        </text:index-body>
      </text:table-of-content>
      <text:p text:style-name="Standard"/>
      <text:h text:style-name="P15" text:outline-level="1">About this Guide</text:h>
      <text:p text:style-name="Standard">This guide will walk you through the installation and configuration of the native Microsoft Outlook compatibility layer SOGo offers.</text:p>
      <text:p text:style-name="Standard">This guide also includes instructions for configuring Microsoft Outlook with SOGo.</text:p>
      <text:p text:style-name="Standard">The instructions are based on version <text:span text:style-name="T1">2.0.0beta3</text:span>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Native compatibility for Microsoft Outlook 2003, 2007 and 2010</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e native Microsoft Outlook compatibility layer SOGo offers.</text:p>
      <text:p text:style-name="Standard">Building everything from the sources is currently required for distributions other than Red Hat Enterprise Linux (or CentOS) version 5 and version 6. In upcoming versions, packages will be made available for major distributions. In the meantime, you can also use the <text:span text:style-name="Emphasis">ZEG</text:span> (Zero-Effort Groupware), which a virtual appliance prepared for VirtualBox. In this case, you can jump to Chapter 4, <text:span text:style-name="Emphasis">Configuration</text:span>.</text:p>
      <text:h text:style-name="Heading_20_2" text:outline-level="2">Red Hat Enterprise Linux v5 or v6</text:h>
      <text:p text:style-name="Standard">If you are using Red Hat Enterprise Linux (or CentOS) version 5 or version 6, packages for Samba4, OpenChange and SOGo and the SOGo OpenChange backend are available in the form of nightly builds. If you prefer using this, please follow the instructions from <text:a xlink:type="simple" xlink:href="http://www.sogo.nu/english/downloads/backend_nightly.html">http://www.sogo.nu/english/downloads/backend_nightly.html</text:a> .</text:p>
      <text:p text:style-name="Standard">Once ready, install the following packages on top of an existing SOGo installation: <text:span text:style-name="T7">samba4</text:span>, <text:span text:style-name="T7">openchange </text:span>and <text:span text:style-name="T7">sogo-openchange-backend</text:span> .</text:p>
      <text:p text:style-name="Standard">Once the packages are installed, refer to the Configuration chapter from this guide.</text:p>
      <text:h text:style-name="Heading_20_2" text:outline-level="2">Installling from sources</text:h>
      <text:p text:style-name="Standard">The current build instructions are based on Ubuntu 11.04. The source packages for Oneiric were used in order to get the latest version of GNUstep – which is v1.22. Instructions should be slightly adapted for other distributions.</text:p>
      <text:p text:style-name="Standard">The following sources were added in /etc/apt/sources.list :</text:p>
      <text:p text:style-name="Code">deb http://archive.ubuntu.com/ubuntu oneiric main restricted universe</text:p>
      <text:p text:style-name="Code">deb http://archive.ubuntu.com/ubuntu oneiric-updates main restricted universe</text:p>
      <text:p text:style-name="Code">deb http://security.ubuntu.com/ubuntu oneiric-security main restricted universe</text:p>
      <text:h text:style-name="Heading_20_2" text:outline-level="2"><text:soft-page-break/>Prerequisites</text:h>
      <text:p text:style-name="Standard">In order to build all components from source, you need to install the following prerequisites :</text:p>
      <text:p text:style-name="Code"><text:span text:style-name="Teletype"><text:span text:style-name="T7">build-essential autoconf2.59 ccache pkg-config python python-dev subversion git-core flex bison docbook-xsl xsltproc libpopt-dev libical-dev libsqlite3-dev libmagic-dev libboost-thread-dev zlib1g-dev doxygen monotone gnustep-make gnustep-base-runtime devscripts debhelper libgnustep-base-dev gobjc libxml2-dev libldap2-dev libssl-dev zlib1g-dev libpq-dev libmysqlclient-dev libmemcached-dev bind9utils</text:span></text:span></text:p>
      <text:p text:style-name="Code"/>
      <text:h text:style-name="P18" text:outline-level="2">Samba 4</text:h>
      <text:p text:style-name="Text_20_body">First, we need to checkout the source from the <text:span text:style-name="Emphasis"><text:span text:style-name="T4">SOGo</text:span></text:span> branch<text:bookmark text:name="line-17"/><text:bookmark text:name="line-18"/><text:bookmark text:name="line-19"/><text:bookmark text:name="line-20"/><text:bookmark text:name="line-21"/> of the OpenChange's SVN server:</text:p>
      <text:p text:style-name="Code"><text:bookmark text:name="line-1-1"/>mkdir openchange</text:p>
      <text:p text:style-name="Code"><text:bookmark text:name="line-2-1"/>cd openchange</text:p>
      <text:p text:style-name="Code"><text:bookmark text:name="line-3-1"/>svn co -r 3352 http://svnmirror.openchange.org/openchange/branches/sogo</text:p>
      <text:p text:style-name="Code"/>
      <text:p text:style-name="Standard">Next, we compile Samba 4. The following steps have to be done since <text:a xlink:type="simple" xlink:href="http://wiki.sogo.nu/OpenChange"><text:span text:style-name="T10">OpenChange</text:span></text:a> makefiles are configured to install Samba 4 under <text:span text:style-name="Code_20__28_inline_29_">/usr/local/samba</text:span><text:bookmark text:name="line-26"/><text:bookmark text:name="line-27"/><text:bookmark text:name="line-28"/><text:bookmark text:name="line-29"/><text:bookmark text:name="line-30"/><text:bookmark text:name="line-31"/><text:bookmark text:name="line-32"/><text:bookmark text:name="line-33"/><text:bookmark text:name="line-34"/> :</text:p>
      <text:p text:style-name="List"><text:bookmark text:name="line-1-2"/>❏<text:tab/>Tell ld.so about the non standard location of Samba 4 libraries</text:p>
      <text:p text:style-name="Code"><text:bookmark text:name="line-2-2"/>sudo su -c 'echo "/usr/local/samba/lib" &gt; /etc/ld.so.conf.d/samba4.conf'</text:p>
      <text:p text:style-name="Code">sudo su -c 'echo "/usr/local/samba/lib/ldb" &gt;&gt; /etc/ld.so.conf.d/samba4.conf' </text:p>
      <text:p text:style-name="Code"><text:bookmark text:name="line-3-2"/></text:p>
      <text:p text:style-name="List"><text:bookmark text:name="line-4-1"/>❏<text:tab/>Update <text:span text:style-name="Code_20__28_inline_29_">PKG_CONFIG_PATH</text:span> and <text:span text:style-name="Code_20__28_inline_29_">PYTHONPATH</text:span></text:p>
      <text:p text:style-name="Code"><text:bookmark text:name="line-5-1"/>sudo su -c 'echo "PKG_CONFIG_PATH=$PKG_CONFIG_PATH:/usr/local/samba/lib/pkgconfig; export PKG_CONFIG_PATH" &gt;&gt; /etc/profile.d/samba4-env-build.sh'</text:p>
      <text:p text:style-name="Code"><text:bookmark text:name="line-6-1"/>sudo su -c 'echo "PYTHONPATH=$PYTHONPATH:/usr/local/samba/lib/python2.7/site-packages; export PYTHONPATH" &gt;&gt; /etc/profile.d/samba4-env-build.sh'</text:p>
      <text:p text:style-name="Code"><text:bookmark text:name="line-7-1"/>. /etc/profile.d/samba4-env-build.sh</text:p>
      <text:p text:style-name="Code"/>
      <text:p text:style-name="Text_20_body"><text:bookmark text:name="line-35"/><text:bookmark text:name="line-36"/>Once the environment is set, use the <text:span text:style-name="Emphasis">samba</text:span> target to build and install samba4. This requires internet access from the host since it fetches the source code tarball from the samba web site. <text:bookmark text:name="line-37"/>These commands can be run as a normal user with sudo access. <text:bookmark text:name="line-38"/>The current code only works with samba-4.0.0alpha17. This is defined in <text:span text:style-name="Code_20__28_inline_29_">script/samba4_ver.sh</text:span><text:bookmark text:name="line-39"/><text:bookmark text:name="line-40"/></text:p>
      <text:p text:style-name="Code"><text:bookmark text:name="line-41"/><text:bookmark text:name="line-42"/><text:bookmark text:name="line-43"/><text:bookmark text:name="line-44"/><text:bookmark text:name="line-1-3"/>cd sogo</text:p>
      <text:p text:style-name="Code"><text:bookmark text:name="line-2-3"/>make samba</text:p>
      <text:p text:style-name="Code"><text:bookmark text:name="line-3-3"/>sudo ldconfig</text:p>
      <text:p text:style-name="Code"/>
      <text:p text:style-name="Text_20_body"><text:bookmark text:name="line-61"/><text:bookmark text:name="line-62"/>At this point, Samba 4 should be installed under <text:span text:style-name="Code_20__28_inline_29_">/usr/local/samba/</text:span>.</text:p>
      <text:h text:style-name="Heading_20_2" text:outline-level="2">OpenChange</text:h>
      <text:p text:style-name="Text_20_body">Once Samba 4 is installed, launch the OpenChange configure scripts:</text:p>
      <text:p text:style-name="Code"><text:span text:style-name="Teletype"><text:span text:style-name="T7">./autogen.sh</text:span></text:span></text:p>
      <text:p text:style-name="Code"><text:span text:style-name="Teletype"><text:span text:style-name="T7">./configure --prefix=/usr/local/samba</text:span></text:span></text:p>
      <text:p text:style-name="Code"><text:bookmark text:name="line-68"/><text:bookmark text:name="line-69"/><text:span text:style-name="Teletype"><text:span text:style-name="T7"/></text:span></text:p>
      <text:p text:style-name="Text_20_body">This should yield an output similar to the following: <text:bookmark text:name="line-70"/><text:bookmark text:name="line-71"/><text:bookmark text:name="line-72"/><text:bookmark text:name="line-73"/><text:bookmark text:name="line-74"/><text:bookmark text:name="line-75"/><text:bookmark text:name="line-76"/><text:bookmark text:name="line-77"/><text:bookmark text:name="line-78"/><text:bookmark text:name="line-79"/><text:bookmark text:name="line-80"/><text:bookmark text:name="line-81"/><text:bookmark text:name="line-82"/><text:bookmark text:name="line-83"/><text:bookmark text:name="line-84"/><text:bookmark text:name="line-85"/><text:bookmark text:name="line-86"/><text:bookmark text:name="line-87"/><text:bookmark text:name="line-88"/><text:bookmark text:name="line-89"/><text:bookmark text:name="line-90"/><text:bookmark text:name="line-91"/><text:bookmark text:name="line-92"/><text:bookmark text:name="line-93"/><text:bookmark text:name="line-94"/><text:bookmark text:name="line-95"/><text:bookmark text:name="line-96"/><text:bookmark text:name="line-97"/><text:bookmark text:name="line-98"/><text:bookmark text:name="line-99"/><text:bookmark text:name="line-100"/><text:bookmark text:name="line-101"/><text:bookmark text:name="line-102"/><text:bookmark text:name="line-103"/><text:bookmark text:name="line-104"/><text:bookmark text:name="line-105"/><text:bookmark text:name="line-106"/><text:bookmark text:name="line-107"/><text:bookmark text:name="line-108"/><text:bookmark text:name="line-109"/><text:bookmark text:name="line-110"/><text:bookmark text:name="line-111"/></text:p>
      <text:p text:style-name="Code"><text:bookmark text:name="line-1-5"/>===============================================================</text:p>
      <text:p text:style-name="Code"><text:bookmark text:name="line-2-5"/>OpenChange Configuration (Please review)</text:p>
      <text:p text:style-name="Code"><text:bookmark text:name="line-3-5"/><text:soft-page-break/></text:p>
      <text:p text:style-name="Code"><text:bookmark text:name="line-4-3"/><text:s text:c="11"/>* OpenChange Libraries:</text:p>
      <text:p text:style-name="Code"><text:bookmark text:name="line-5-3"/><text:s text:c="13"/>- libmapi (C library): <text:s text:c="4"/>yes</text:p>
      <text:p text:style-name="Code"><text:bookmark text:name="line-6-3"/><text:s text:c="22"/>Thread support: <text:s text:c="2"/>yes (pthread)</text:p>
      <text:p text:style-name="Code"><text:bookmark text:name="line-7-3"/><text:s text:c="13"/>- libmapi++ (C++ library): yes</text:p>
      <text:p text:style-name="Code"><text:bookmark text:name="line-8-2"/><text:s text:c="13"/>- libmapiadmin: <text:s text:c="11"/>yes</text:p>
      <text:p text:style-name="Code"><text:bookmark text:name="line-9-2"/><text:s text:c="13"/>- libocpf: <text:s text:c="16"/>yes</text:p>
      <text:p text:style-name="Code"><text:bookmark text:name="line-10-2"/></text:p>
      <text:p text:style-name="Code"><text:bookmark text:name="line-11-2"/><text:s text:c="11"/>* OpenChange Server:</text:p>
      <text:p text:style-name="Code"><text:bookmark text:name="line-12-1"/><text:s text:c="13"/>- mapiproxy: <text:s text:c="14"/>yes</text:p>
      <text:p text:style-name="Code"><text:bookmark text:name="line-13-1"/></text:p>
      <text:p text:style-name="Code"><text:bookmark text:name="line-14-1"/><text:s text:c="11"/>* OpenChange mapistore backends:</text:p>
      <text:p text:style-name="Code"><text:bookmark text:name="line-15-1"/><text:s text:c="13"/>- sqlite3: <text:s text:c="16"/>no</text:p>
      <text:p text:style-name="Code"><text:bookmark text:name="line-16-1"/></text:p>
      <text:p text:style-name="Code"><text:bookmark text:name="line-17-1"/><text:s text:c="11"/>* OpenChange Tools:</text:p>
      <text:p text:style-name="Code"><text:bookmark text:name="line-18-1"/><text:s text:c="13"/>- openchangeclient: <text:s text:c="7"/>yes</text:p>
      <text:p text:style-name="Code"><text:bookmark text:name="line-19-1"/><text:s text:c="13"/>- mapiprofile: <text:s text:c="12"/>yes</text:p>
      <text:p text:style-name="Code"><text:bookmark text:name="line-20-1"/><text:s text:c="13"/>- openchangepfadmin: <text:s text:c="6"/>yes</text:p>
      <text:p text:style-name="Code"><text:bookmark text:name="line-21-1"/><text:s text:c="13"/>- exchange2mbox: <text:s text:c="10"/>yes</text:p>
      <text:p text:style-name="Code"><text:bookmark text:name="line-22-1"/><text:s text:c="13"/>- exchange2ical: <text:s text:c="10"/>yes</text:p>
      <text:p text:style-name="Code"><text:bookmark text:name="line-23-1"/><text:s text:c="13"/>- mapitest: <text:s text:c="15"/>yes</text:p>
      <text:p text:style-name="Code"><text:bookmark text:name="line-24-1"/><text:s text:c="13"/>- openchangemapidump: <text:s text:c="5"/>yes</text:p>
      <text:p text:style-name="Code"><text:bookmark text:name="line-25-1"/><text:s text:c="13"/>- schemaIDGUID: <text:s text:c="11"/>yes</text:p>
      <text:p text:style-name="Code"><text:bookmark text:name="line-26-1"/></text:p>
      <text:p text:style-name="Code"><text:bookmark text:name="line-27-1"/><text:s text:c="11"/>* subunit format (mapitest): no</text:p>
      <text:p text:style-name="Code"><text:bookmark text:name="line-28-1"/></text:p>
      <text:p text:style-name="Code"><text:bookmark text:name="line-29-1"/><text:s text:c="11"/>* OpenChange Documentation: <text:s/>yes</text:p>
      <text:p text:style-name="Code"><text:bookmark text:name="line-30-1"/></text:p>
      <text:p text:style-name="Code"><text:bookmark text:name="line-31-1"/><text:s text:c="11"/>* Coverage Tests: <text:s text:c="11"/>no</text:p>
      <text:p text:style-name="Code"><text:bookmark text:name="line-32-1"/></text:p>
      <text:p text:style-name="Code"><text:bookmark text:name="line-33-1"/><text:s text:c="11"/>* OpenChange Bindings:</text:p>
      <text:p text:style-name="Code"><text:bookmark text:name="line-34-1"/><text:s text:c="13"/>- Python: <text:s text:c="17"/>no</text:p>
      <text:p text:style-name="Code"><text:bookmark text:name="line-35-1"/><text:s text:c="13"/>- Qt4: <text:s text:c="20"/>no</text:p>
      <text:p text:style-name="Code"><text:bookmark text:name="line-36-1"/></text:p>
      <text:p text:style-name="Code"><text:bookmark text:name="line-37-1"/><text:s text:c="11"/>* Installation prefix: <text:s text:c="6"/>/usr/local/samba</text:p>
      <text:p text:style-name="Code"/>
      <text:p text:style-name="Code"><text:bookmark text:name="line-39-1"/></text:p>
      <text:p text:style-name="Code"><text:bookmark text:name="line-40-1"/>===============================================================</text:p>
      <text:p text:style-name="Code"/>
      <text:p text:style-name="Standard"><text:bookmark text:name="line-112"/><text:bookmark text:name="line-113"/>Compile and inst<text:span text:style-name="T9">all </text:span><text:a xlink:type="simple" xlink:href="http://wiki.sogo.nu/OpenChange"><text:span text:style-name="T10">OpenChange</text:span></text:a><text:span text:style-name="T9">: </text:span><text:bookmark text:name="line-114"/><text:bookmark text:name="line-115"/></text:p>
      <text:p text:style-name="Code"><text:bookmark text:name="line-116"/><text:bookmark text:name="line-117"/><text:bookmark text:name="line-118"/><text:bookmark text:name="line-119"/><text:bookmark text:name="line-1-6"/>make</text:p>
      <text:p text:style-name="Code"><text:bookmark text:name="line-2-6"/>sudo make install</text:p>
      <text:p text:style-name="Code"><text:bookmark text:name="line-3-6"/>sudo ldconfig</text:p>
      <text:p text:style-name="Code"/>
      <text:h text:style-name="P18" text:outline-level="2">SOGo and SOPE</text:h>
      <text:p text:style-name="Standard">First, you must get the SOGo and SOPE sources from Inverse's source repository. <text:bookmark text:name="line-132"/><text:bookmark text:name="line-133"/><text:bookmark text:name="line-134"/><text:bookmark text:name="line-135"/><text:bookmark text:name="line-136"/><text:bookmark text:name="line-137"/><text:bookmark text:name="line-138"/><text:bookmark text:name="line-139"/></text:p>
      <text:p text:style-name="Code"><text:bookmark text:name="line-1-7"/>mtn db init --db=~/db.mtn</text:p>
      <text:p text:style-name="Code"><text:bookmark text:name="line-2-7"/>mtn --db=~/db.mtn pull inverse.ca ca.inverse.sogo</text:p>
      <text:p text:style-name="Code"><text:bookmark text:name="line-3-7"/>mtn --db=~/db.mtn pull inverse.ca ca.inverse.sope</text:p>
      <text:p text:style-name="Code"><text:bookmark text:name="line-4-4"/>cd $HOME</text:p>
      <text:p text:style-name="Code"><text:bookmark text:name="line-5-4"/>mtn --db=~/db.mtn checkout --branch ca.inverse.sogo SOGo --revision aeb6c6e374c725f1249d84119e6cc1b7ce8d1f1a </text:p>
      <text:p text:style-name="Code"><text:bookmark text:name="line-6-4"/>mtn --db=~/db.mtn checkout --branch ca.inverse.sope SOPE --revision 5e022ac12ab82d4c599ad00309b89f598637ada8</text:p>
      <text:p text:style-name="Code"/>
      <text:p text:style-name="Text_20_body"><text:bookmark text:name="line-140"/><text:bookmark text:name="line-141"/>SOPE has to be installed first since SOGo depends on it: <text:bookmark text:name="line-142"/><text:bookmark text:name="line-143"/><text:bookmark text:name="line-144"/><text:bookmark text:name="line-145"/><text:bookmark text:name="line-146"/><text:bookmark text:name="line-147"/></text:p>
      <text:p text:style-name="Code"><text:bookmark text:name="line-1-8"/>cd SOPE</text:p>
      <text:p text:style-name="Code"><text:bookmark text:name="line-2-8"/>./configure --with-gnustep --enable-debug --disable-strip</text:p>
      <text:p text:style-name="Code"><text:bookmark text:name="line-3-8"/>make</text:p>
      <text:p text:style-name="Code"><text:bookmark text:name="line-4-5"/>sudo make install</text:p>
      <text:p text:style-name="Text_20_body"><text:bookmark text:name="line-148"/><text:bookmark text:name="line-149"/>Compile and install SOGo: <text:bookmark text:name="line-150"/><text:bookmark text:name="line-151"/><text:bookmark text:name="line-152"/><text:bookmark text:name="line-153"/><text:bookmark text:name="line-154"/><text:bookmark text:name="line-155"/></text:p>
      <text:p text:style-name="Code"><text:bookmark text:name="line-1-9"/>cd ../SOGo</text:p>
      <text:p text:style-name="Code"><text:bookmark text:name="line-2-9"/>./configure --enable-debug --disable-strip</text:p>
      <text:p text:style-name="Code"><text:bookmark text:name="line-3-9"/>make</text:p>
      <text:p text:style-name="Code"><text:bookmark text:name="line-4-6"/>sudo make install</text:p>
      <text:p text:style-name="Code"/>
      <text:h text:style-name="Heading_20_2" text:outline-level="2">SOGo OpenChange Connector</text:h>
      <text:p text:style-name="Text_20_body">Finally, once all prerequisites are installed, you can install the SOGo OpenChange connector.</text:p>
      <text:p text:style-name="Text_20_body">To do so, execute the the following commands<text:bookmark text:name="line-165"/><text:bookmark text:name="line-166"/><text:bookmark text:name="line-167"/><text:bookmark text:name="line-168"/><text:bookmark text:name="line-169"/>:</text:p>
      <text:p text:style-name="Code"><text:bookmark text:name="line-1-10"/>cd OpenChange</text:p>
      <text:p text:style-name="Code"><text:bookmark text:name="line-2-10"/>make</text:p>
      <text:p text:style-name="Code">sudo PKG_CONFIG_PATH=$PKG_CONFIG_PATH make install</text:p>
      <text:h text:style-name="P16" text:outline-level="1">Configuration</text:h>
      <text:p text:style-name="Standard">In this section, you'll learn how to configure the native Microsoft Outlook compatibility layer that SOGo offers.</text:p>
      <text:h text:style-name="Heading_20_2" text:outline-level="2">SOGo Configuration</text:h>
      <text:p text:style-name="Standard">First thing to do is to configure SOGo to use your current services, which are your IMAP, SMTP and SQL database servers. The configuration instructions for this are available in <text:span text:style-name="T8">the </text:span><text:span text:style-name="Emphasis"><text:span text:style-name="T8">SOGo Installation and Configuration guide</text:span></text:span><text:span text:style-name="T8"> available from </text:span><text:a xlink:type="simple" xlink:href="http://www.sogo.nu/">http://www.sogo.nu</text:a></text:p>
      <text:p text:style-name="P4">Please refer to that documentation before continuing with the instructions included in this guide.</text:p>
      <text:p text:style-name="P4">An IMAP server supporting the UIDPLUS and QRESYNC IMAP extensions is also required, such as Cyrus IMAP 2.4 or later. Also make sure you use GNUstep v1.22 or later. </text:p>
      <text:h text:style-name="Heading_20_2" text:outline-level="2">OpenChange Configuration</text:h>
      <text:p text:style-name="Text_20_body">From the <text:span text:style-name="Code_20__28_inline_29_">openchange/sogo/samba4/source4/</text:span> directory, run the following commands as root: <text:bookmark text:name="line-174"/><text:bookmark text:name="line-175"/><text:bookmark text:name="line-176"/><text:bookmark text:name="line-177"/></text:p>
      <text:p text:style-name="Code"><text:bookmark text:name="line-1-11"/>cd ~/openchange/sogo/samba4/source4</text:p>
      <text:p text:style-name="Code"><text:bookmark text:name="line-2-11"/>sudo PYTHONPATH=$PYTHONPATH ./setup/provision --realm=OPENCHANGE.LOCAL --domain=OPENCHANGE --adminpass='%1OpenChange' --server-role='domain controller'</text:p>
      <text:p text:style-name="Code"><text:bookmark text:name="line-187"/><text:bookmark text:name="line-188"/></text:p>
      <text:p text:style-name="Standard">Provision the OpenChange server by running the following commands: <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bookmark text:name="line-205"/><text:bookmark text:name="line-206"/><text:bookmark text:name="line-207"/></text:p>
      <text:p text:style-name="Code"><text:bookmark text:name="line-1-13"/>cd ~/openchange/sogo/setup</text:p>
      <text:p text:style-name="Code"><text:bookmark text:name="line-2-13"/>sudo PYTHONPATH=$PYTHONPATH ./openchange_provision</text:p>
      <text:p text:style-name="Code"><text:bookmark text:name="line-3-11"/></text:p>
      <text:p text:style-name="Code"><text:bookmark text:name="line-4-7"/>NOTE: This operation can take several minutes</text:p>
      <text:p text:style-name="Code"><text:bookmark text:name="line-5-5"/>[+] Step 1: Register Exchange OIDs</text:p>
      <text:p text:style-name="Code"><text:bookmark text:name="line-6-5"/>[+] Step 2: Add Exchange attributes to Samba schema</text:p>
      <text:p text:style-name="Code"><text:bookmark text:name="line-7-4"/>[+] Step 3: Add Exchange auxiliary classes to Samba schema</text:p>
      <text:p text:style-name="Code"><text:bookmark text:name="line-8-3"/>[+] Step 4: Add Exchange objectCategory to Samba schema</text:p>
      <text:p text:style-name="Code"><text:bookmark text:name="line-9-3"/>[+] Step 5: Add Exchange containers to Samba schema</text:p>
      <text:p text:style-name="Code"><text:bookmark text:name="line-10-3"/>[+] Step 6: Add Exchange *sub* containers to Samba schema</text:p>
      <text:p text:style-name="Code"><text:bookmark text:name="line-11-3"/><text:soft-page-break/>[+] Step 7: Add Exchange CfgProtocol subcontainers to Samba schema</text:p>
      <text:p text:style-name="Code"><text:bookmark text:name="line-12-2"/>[+] Step 8: Add Exchange mailGateway subcontainers to Samba schema</text:p>
      <text:p text:style-name="Code"><text:bookmark text:name="line-13-2"/>[+] Step 9: Add Exchange classes to Samba schema</text:p>
      <text:p text:style-name="Code"><text:bookmark text:name="line-14-2"/>[+] Step 10: Add possSuperior attributes to Exchange classes</text:p>
      <text:p text:style-name="Code"><text:bookmark text:name="line-15-2"/>[+] Step 11: Extend existing Samba classes and attributes</text:p>
      <text:p text:style-name="Code"><text:bookmark text:name="line-16-2"/>[+] Step 12: Exchange Samba with Exchange configuration objects</text:p>
      <text:p text:style-name="Code"><text:bookmark text:name="line-17-2"/>[SUCCESS] Done!</text:p>
      <text:p text:style-name="Code"/>
      <text:p text:style-name="Code"><text:bookmark text:name="line-208"/><text:bookmark text:name="line-209"/>Provision the OpenChange database: <text:bookmark text:name="line-210"/><text:bookmark text:name="line-211"/><text:bookmark text:name="line-212"/><text:bookmark text:name="line-213"/><text:bookmark text:name="line-214"/><text:bookmark text:name="line-215"/><text:bookmark text:name="line-216"/><text:bookmark text:name="line-217"/><text:bookmark text:name="line-218"/><text:bookmark text:name="line-219"/><text:bookmark text:name="line-220"/><text:bookmark text:name="line-221"/><text:bookmark text:name="line-222"/><text:bookmark text:name="line-223"/><text:bookmark text:name="line-224"/><text:bookmark text:name="line-225"/></text:p>
      <text:p text:style-name="Code"><text:bookmark text:name="line-1-14"/>sudo PYTHONPATH=$PYTHONPATH ./openchange_provision --openchangedb</text:p>
      <text:p text:style-name="Code"><text:bookmark text:name="line-2-14"/></text:p>
      <text:p text:style-name="Code"><text:bookmark text:name="line-3-12"/>Setting up openchange db</text:p>
      <text:p text:style-name="Code"><text:bookmark text:name="line-4-8"/>[+] Public Folders</text:p>
      <text:p text:style-name="Code"><text:bookmark text:name="line-5-6"/>===================</text:p>
      <text:p text:style-name="Code"><text:bookmark text:name="line-6-6"/><text:s text:c="8"/>* Public Folder Root <text:s text:c="22"/>0x0100000000000001</text:p>
      <text:p text:style-name="Code"><text:bookmark text:name="line-7-5"/><text:s text:c="8"/>* IPM_SUBTREE <text:s text:c="29"/>0x0200000000000001</text:p>
      <text:p text:style-name="Code"><text:bookmark text:name="line-8-4"/><text:s text:c="8"/>* NON_IPM_SUBTREE <text:s text:c="25"/>0x0300000000000001</text:p>
      <text:p text:style-name="Code"><text:bookmark text:name="line-9-4"/><text:s text:c="8"/>* EFORMS REGISTRY <text:s text:c="25"/>0x0400000000000001</text:p>
      <text:p text:style-name="Code"><text:bookmark text:name="line-10-4"/><text:s text:c="8"/>* OFFLINE ADDRESS BOOK <text:s text:c="20"/>0x0500000000000001</text:p>
      <text:p text:style-name="Code"><text:bookmark text:name="line-11-4"/><text:s text:c="8"/>* /o=First Organization/cn=addrlists/cn=oabs/cn=Default Offline Address Book 0x0600000000000001</text:p>
      <text:p text:style-name="Code"><text:bookmark text:name="line-12-3"/><text:s text:c="8"/>* SCHEDULE+ FREE BUSY <text:s text:c="21"/>0x0700000000000001</text:p>
      <text:p text:style-name="Code"><text:bookmark text:name="line-13-3"/><text:s text:c="8"/>* EX:/o=First Organization/ou=Exchange Administrative Group (UBUNTU-OC) 0x0800000000000001</text:p>
      <text:p text:style-name="Code"><text:bookmark text:name="line-14-3"/><text:s text:c="8"/>* Events Root <text:s text:c="29"/>0x0900000000000001</text:p>
      <text:p text:style-name="Code"><text:bookmark text:name="line-304"/><text:bookmark text:name="line-305"/></text:p>
      <text:h text:style-name="Heading_20_2" text:outline-level="2"><text:bookmark text:name="Samba_Configuration"/>Samba 4 Configuration</text:h>
      <text:p text:style-name="Text_20_body"><text:bookmark text:name="line-306"/><text:bookmark text:name="line-307"/>Add the following parameters to the <text:span text:style-name="Code_20__28_inline_29_">[global]</text:span> section of the <text:span text:style-name="Code_20__28_inline_29_">/usr/local/samba/etc/smb.conf</text:span><text:span text:style-name="T11"> (</text:span><text:span text:style-name="Code_20__28_inline_29_">/etc/samba4/smb.conf </text:span><text:span text:style-name="T11">or if you use the RPMs) configuration file:</text:span></text:p>
      <text:p text:style-name="Code"><text:bookmark text:name="line-1-19"/>### Configuration required by OpenChange server ###</text:p>
      <text:p text:style-name="Code"><text:bookmark text:name="line-2-19"/>dcerpc endpoint servers = epmapper, mapiproxy</text:p>
      <text:p text:style-name="Code"><text:bookmark text:name="line-3-17"/>dcerpc_mapiproxy:server = true</text:p>
      <text:p text:style-name="Code"><text:bookmark text:name="line-4-12"/>dcerpc_mapiproxy:interfaces = exchange_emsmdb, exchange_nsp, exchange_ds_rfr</text:p>
      <text:p text:style-name="Code"><text:bookmark text:name="line-5-9"/>### Configuration required by OpenChange server ###</text:p>
      <text:p text:style-name="Code"/>
      <text:p text:style-name="Text_20_body"><text:bookmark text:name="line-315"/><text:bookmark text:name="line-316"/>As Samba 4 will be started as <text:span text:style-name="T7">root</text:span>, the SOGo configuration file will be looked up under <text:span text:style-name="T7">root</text:span>'s home directory. <text:bookmark text:name="line-317"/>Create the following symbolic link to make sure that Samba 4 finds the configuration file: <text:bookmark text:name="line-318"/><text:bookmark text:name="line-319"/><text:bookmark text:name="line-320"/></text:p>
      <text:p text:style-name="Code"><text:bookmark text:name="line-1-20"/>ln -s ~sogo/GNUstep /root/ </text:p>
      <text:p text:style-name="Code"/>
      <text:p text:style-name="Text_20_body"><text:bookmark text:name="line-321"/><text:bookmark text:name="line-322"/>Start Samba 4 : <text:bookmark text:name="line-323"/><text:bookmark text:name="line-324"/><text:bookmark text:name="line-325"/></text:p>
      <text:p text:style-name="Code"><text:bookmark text:name="line-1-21"/>sudo /usr/local/samba/sbin/samba -d5 -i -M single</text:p>
      <text:p text:style-name="Code"/>
      <text:p text:style-name="Text_20_body"><text:bookmark text:name="line-326"/><text:bookmark text:name="line-327"/>At this point Samba 4 should be running in the frontend in interactive mode. <text:bookmark text:name="line-328"/>The logs can be found in <text:span text:style-name="Code_20__28_inline_29_">/usr/local/samba/var/samba.log</text:span> when Samba 4 runs daemonized.</text:p>
      <text:p text:style-name="Standard"><text:soft-page-break/>Alternatively, you can create the following Upstart script in <text:span text:style-name="Code_20__28_inline_29_">/etc/init/openchange.conf</text:span>:</text:p>
      <text:p text:style-name="Code">description "openchange"</text:p>
      <text:p text:style-name="Code"/>
      <text:p text:style-name="Code">start on runlevel [23]</text:p>
      <text:p text:style-name="Code">stop on runlevel [!23]</text:p>
      <text:p text:style-name="Code"/>
      <text:p text:style-name="Code">pre-start script</text:p>
      <text:p text:style-name="Code"><text:s/>. /usr/share/GNUstep/Makefiles/GNUstep.sh</text:p>
      <text:p text:style-name="Code">end script</text:p>
      <text:p text:style-name="Code"/>
      <text:p text:style-name="Code">expect fork</text:p>
      <text:p text:style-name="Code">exec /usr/local/samba/sbin/samba --debug-stderr -d0 -M single &gt;&gt;/usr/local/samba/var/openchange.log 2&gt;&amp;1</text:p>
      <text:p text:style-name="Code">respawn</text:p>
      <text:p text:style-name="Code"/>
      <text:p text:style-name="Standard">Then, you can start or stop Samba 4 using “<text:span text:style-name="Code_20__28_inline_29_">start openchange</text:span>” or “<text:span text:style-name="Code_20__28_inline_29_">stop openchange</text:span>”. If you use the RPMs, everything will be controlled with the <text:span text:style-name="T7">/etc/init.d/samba4</text:span> script.</text:p>
      <text:h text:style-name="P17" text:outline-level="1">Adding Users</text:h>
      <text:p text:style-name="Text_20_body">Users that wish to connect natively to SOGo must be provisioned, for now, in Samba 4 and in OpenChange – even if they already exist in your current LDAP / Microsoft Active Directory server. Also, the passwords much match between directory services.</text:p>
      <text:p text:style-name="Text_20_body">To add an user, execute the following commands: <text:bookmark text:name="line-280"/><text:bookmark text:name="line-281"/><text:bookmark text:name="line-282"/><text:bookmark text:name="line-283"/><text:bookmark text:name="line-284"/><text:bookmark text:name="line-285"/><text:bookmark text:name="line-286"/><text:bookmark text:name="line-287"/><text:bookmark text:name="line-288"/><text:bookmark text:name="line-289"/><text:bookmark text:name="line-290"/><text:bookmark text:name="line-291"/><text:bookmark text:name="line-292"/></text:p>
      <text:p text:style-name="Code"><text:bookmark text:name="line-1-17"/># add user to samba</text:p>
      <text:p text:style-name="Code"><text:bookmark text:name="line-2-17"/>cd ~/openchange/sogo/samba4</text:p>
      <text:p text:style-name="Code">sudo ./bin/samba-tool domain passwordsettings set --complexity=off</text:p>
      <text:p text:style-name="Code">sudo ./bin/samba-tool domain passwordsettings set --min-pwd-length=1</text:p>
      <text:p text:style-name="Code"><text:bookmark text:name="line-3-15"/>sudo ./bin/samba-tool user add &lt;username&gt;</text:p>
      <text:p text:style-name="Code">sudo ./bin/samba-tool user setexpiry &lt;username&gt; --noexpiry </text:p>
      <text:p text:style-name="Code"><text:bookmark text:name="line-4-10"/></text:p>
      <text:p text:style-name="Code"><text:bookmark text:name="line-5-8"/># create user in openchange</text:p>
      <text:p text:style-name="Code"><text:bookmark text:name="line-6-8"/>cd ~/openchange/sogo/setup</text:p>
      <text:p text:style-name="Code"><text:bookmark text:name="line-7-7"/>sudo ./openchange_newuser --create &lt;username&gt;</text:p>
      <text:p text:style-name="Code"><text:bookmark text:name="line-8-6"/></text:p>
      <text:p text:style-name="Code"><text:bookmark text:name="line-9-6"/># create the user's mailbox</text:p>
      <text:p text:style-name="Code"><text:bookmark text:name="line-10-6"/>sudo ./openchange_newuser --mailbox &lt;username&gt;</text:p>
      <text:p text:style-name="Code"/>
      <text:p text:style-name="Standard"><text:bookmark text:name="line-293"/><text:bookmark text:name="line-294"/>There is currently a limitation in the provisioning script: the password of the user is set to the same value as the username. <text:bookmark text:name="line-295"/>To overcome this limitation, one must edit the <text:span text:style-name="Code_20__28_inline_29_"><text:span text:style-name="T4">openchange.ldb</text:span></text:span> file and fix the <text:span text:style-name="Code_20__28_inline_29_">mapistore_uri</text:span><text:bookmark text:name="line-296"/><text:bookmark text:name="line-297"/><text:bookmark text:name="line-298"/><text:bookmark text:name="line-299"/><text:bookmark text:name="line-300"/><text:bookmark text:name="line-301"/> for the newly created user. You can use the following command by replacing username with the <text:span text:style-name="Code_20__28_inline_29_">username</text:span> you want to change the password to and <text:span text:style-name="Code_20__28_inline_29_">password</text:span> with the new password.</text:p>
      <text:p text:style-name="Code"><text:bookmark text:name="line-1-18"/>echo "%s/:username@/:password@/g</text:p>
      <text:p text:style-name="Code"><text:bookmark text:name="line-2-18"/>w</text:p>
      <text:p text:style-name="Code"><text:bookmark text:name="line-3-16"/>q</text:p>
      <text:p text:style-name="Code"><text:bookmark text:name="line-4-11"/>" | /usr/local/samba/bin/ldbedit -H /usr/local/samba/private/openchange.ldb -e ex</text:p>
      <text:p text:style-name="Code"/>
      <text:h text:style-name="Monaco" text:outline-level="1">When using the RPMs, the <text:span text:style-name="T7">openchange.ldb</text:span> file is located in <text:span text:style-name="T7">/var/lib/samba4/private/</text:span></text:h>
      <text:h text:style-name="Monaco" text:outline-level="1">The newly created user can now use Microsoft Outlook.</text:h>
      <text:h text:style-name="P17" text:outline-level="1">Microsoft Outlook 2003, 2007 and 2010 Configuration</text:h>
      <text:p text:style-name="Standard">To connect Microsoft Outlook, you can either use the IP address of the server or its DNS name. If you prefer using the DNS name, add an entry like the following to the <text:span text:style-name="Code_20__28_inline_29_">c:\windows\system32\drivers\etc\hosts</text:span> <text:bookmark text:name="line-335"/><text:bookmark text:name="line-336"/><text:bookmark text:name="line-337"/>file in order to associate the IP address with the right DNS name:</text:p>
      <text:p text:style-name="Code">192.168.1.1<text:tab/><text:tab/>sogo.openchange.local</text:p>
      <text:p text:style-name="Code"/>
      <text:p text:style-name="Standard">Next, you must configure Microsoft Outlook.</text:p>
      <text:p text:style-name="P8">❏<text:tab/>Open the Control Panel =&gt; Mail =&gt; Email Accounts.</text:p>
      <text:p text:style-name="List">❏<text:tab/>Select <text:span text:style-name="Emphasis">Add a new e-mail account</text:span></text:p>
      <text:p text:style-name="List"><text:span text:style-name="T2">❏<text:tab/></text:span><text:span text:style-name="T4">Choose </text:span><text:span text:style-name="Emphasis">Microsoft Exchange Server</text:span></text:p>
      <text:p text:style-name="List">❏<text:tab/>Fill the required information. Enter the DNS name or the IP address of your SOGo server in the <text:span text:style-name="Emphasis">Microsoft Exchange Server</text:span> field</text:p>
      <text:p text:style-name="List"><text:span text:style-name="T2">❏<text:tab/></text:span><text:span text:style-name="T4">Leave the </text:span><text:span text:style-name="Emphasis">Use Cached Exchange Mode</text:span><text:span text:style-name="T4"> checkbox enabled</text:span></text:p>
      <text:p text:style-name="List"><text:span text:style-name="T2">❏<text:tab/></text:span><text:span text:style-name="T4">Enter your username in the </text:span><text:span text:style-name="Emphasis">User Name</text:span><text:span text:style-name="T4"> field</text:span></text:p>
      <text:p text:style-name="List"><text:span text:style-name="T2">❏<text:tab/></text:span><text:span text:style-name="T4">Click on </text:span><text:span text:style-name="Emphasis">More Settings</text:span><text:span text:style-name="T5"> and ignore the warning, if any, about Exchange being offline by clicking on </text:span><text:span text:style-name="Emphasis"><text:span text:style-name="T8">Cancel</text:span></text:span></text:p>
      <text:p text:style-name="List"><text:span text:style-name="T2">❏<text:tab/></text:span><text:span text:style-name="T5">From the </text:span><text:span text:style-name="Emphasis"><text:span text:style-name="T8">Security</text:span></text:span><text:span text:style-name="T5"> tab, enable </text:span><text:span text:style-name="Emphasis"><text:span text:style-name="T8">Always prompt for user name and password</text:span></text:span></text:p>
      <text:p text:style-name="List"><text:span text:style-name="T3">❏<text:tab/></text:span><text:span text:style-name="T5">Finally, click on </text:span><text:span text:style-name="Emphasis"><text:span text:style-name="T8">Check Name</text:span></text:span><text:span text:style-name="T5"> and confirm your username and password</text:span></text:p>
      <text:p text:style-name="List"/>
      <text:h text:style-name="P13" text:outline-level="1">Start Microsoft Outlook and enter your username and password. It should will start to synchronize your mailbox. This could take a long time if you have many emails, events, tasks and contacts.</text:h>
      <text:h text:style-name="P17" text:outline-level="1">Known Issues or Limitations</text:h>
      <text:p text:style-name="Standard"/>
      <text:h text:style-name="Heading_20_2" text:outline-level="2">Precautions</text:h>
      <text:p text:style-name="List">❏<text:tab/>Make sure you periodically backup all your data regarding SOGo.</text:p>
      <text:p text:style-name="List"><text:span text:style-name="T4">❏<text:tab/></text:span>Make sure you have no firewalls activated between your Microsoft Outlook clients and the SOGo server with Native Outlook Compatibility module.</text:p>
      <text:h text:style-name="Heading_20_2" text:outline-level="2">Current Limitations</text:h>
      <text:h text:style-name="P14" text:outline-level="1">The current version of the Native Microsoft Outlook compatibility layer has some limitations.</text:h>
      <text:h text:style-name="P14" text:outline-level="1">Those limitations will be overcome in the upcoming beta. If you are interested in having those limitations fixed more rapidly, please contact Inverse by sending an email to <text:a xlink:type="simple" xlink:href="mailto:support@inverse.ca">support@inverse.ca</text:a>.</text:h>
      <text:h text:style-name="Heading_20_3" text:outline-level="3">General</text:h>
      <text:p text:style-name="List"><text:span text:style-name="T4">❏<text:tab/></text:span>The Microsoft “Outlook Anywhere” protocol is currently not supported.</text:p>
      <text:p text:style-name="List">❏<text:tab/>If you get authentication errors with Microsoft Outlook 2007 while creating the Outlook profile, try to use a Windows profile that matches the username / password of your SOGo account.</text:p>
      <text:p text:style-name="List">❏<text:tab/>If you can't see any email's content with Microsoft Outlook 2007, install the latest Service Pack available from Microsoft's website for this specific version. Microsoft Outlook 2007 (12.0.6423.100) SP2 MSO (12.0.6425.1000) is known to work.</text:p>
      <text:p text:style-name="List"><text:span text:style-name="T4">❏<text:tab/></text:span>When you create a new Microsoft Outlook profile, not all folders might be synchronized during the first start. Simply select the appropriate folder and click “Send and Receive”. Synchronizing a folder may take some time. For example, a folder with 1000 email messages might take around 5 minutes based on the underlying hardware.</text:p>
      <text:p text:style-name="List">❏<text:tab/>Errors when synchronizing some special folders like “Junk E-mail”, “RSS Feeds”, “offline address book” files, etc. are normal and can be ignored for now.</text:p>
      <text:p text:style-name="List">❏<text:tab/>You cannot have access to shared resources (calendars and address books) nor can you share your resources from Microsoft Outlook.</text:p>
      <text:p text:style-name="List"><text:soft-page-break/><text:span text:style-name="T4">❏<text:tab/>If you face strange issues from Microsoft Outlook, you might want to remove any data associated with the user from the SOGo server and recreate a Microsoft Outlook profile. To remove any data associated to a user, remove the </text:span><text:span text:style-name="T6">content (and not the directories themselves) </text:span><text:span text:style-name="T4">of the following directories: </text:span><text:span text:style-name="Code_20__28_inline_29_"><text:span text:style-name="T4">/usr/local/samba/private/mapistore/SOGo/&lt;username&gt;/</text:span></text:span><text:span text:style-name="T4"> and </text:span><text:span text:style-name="Code_20__28_inline_29_"><text:span text:style-name="T4">/usr/local/samba/private/mapistore/SOGo/&lt;username/</text:span></text:span></text:p>
      <text:h text:style-name="Heading_20_3" text:outline-level="3">Mail</text:h>
      <text:p text:style-name="List"><text:span text:style-name="T4">❏<text:tab/></text:span>All mail folders other than the “Inbox”, “Drafts” and “Sent Items” will be located under the “Inbox” folder. It is possible to create mail folders only underneath the “Inbox” folder.</text:p>
      <text:p text:style-name="List">❏<text:tab/>It is not possible to rename or delete mail folders.</text:p>
      <text:h text:style-name="Heading_20_3" text:outline-level="3">Calendar</text:h>
      <text:p text:style-name="List">❏<text:tab/>You cannot have notes.</text:p>
      <text:p text:style-name="List">❏<text:tab/>Free-busy information will not be displayed properly.</text:p>
      <text:p text:style-name="List">❏<text:tab/>Labels will not work.</text:p>
      <text:h text:style-name="Heading_20_3" text:outline-level="3">Contacts</text:h>
      <text:p text:style-name="List">❏<text:tab/>You cannot have pictures.</text:p>
      <text:p text:style-name="List">❏<text:tab/>You cannot have notes.</text:p>
      <text:p text:style-name="List">❏<text:tab/>Categories will not work.</text:p>
      <text:p text:style-name="List">❏<text:tab/>Under Microsoft Outlook 2010, the special folder “Suggested Contacts” will not work.</text:p>
      <text:h text:style-name="Heading_20_3" text:outline-level="3">Tasks</text:h>
      <text:p text:style-name="List">❏<text:tab/>You cannot have notes.</text:p>
      <text:h text:style-name="Heading_20_3" text:outline-level="3">Notes</text:h>
      <text:p text:style-name="List">❏<text:tab/>Notes are not synchronized in any ways with SOGo. The current version of SOGo lacks support for notes.</text:p>
      <text:p text:style-name="List"/>
      <text:h text:style-name="P14" text:outline-level="1">If you notice anything else, please send contact Inverse by sending an email to <text:a xlink:type="simple" xlink:href="mailto:support@inverse.ca">support@inverse.ca</text:a>.</text:h>
      <text:h text:style-name="P16" text:outline-level="1">Additional Information</text:h>
      <text:p text:style-name="Standard">For more information, please consult the online FAQs (Frequently Asked Questions):</text:p>
      <text:p text:style-name="Standard"><text:a xlink:type="simple" xlink:href="http://www.sogo.nu/english/support/faq.html">http://www.sogo.nu/english/support/faq.html</text:a></text:p>
      <text:p text:style-name="Standard">You can also read the mailing archives or post your questions to it. For details, see:</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_20_2" style:next-style-name="Text_20_body" style:default-outline-level="3" style:list-style-name="" style:class="text" style:master-page-name="">
      <style:paragraph-properties fo:margin-top="0.42cm" fo:margin-bottom="0.409cm" style:page-number="auto" fo:padding="0cm" fo:border="none" style:shadow="none"/>
      <style:text-properties style:font-name="Palatino1" fo:font-size="12pt" fo:font-weight="bold" style:font-name-asian="Arial Unicode MS" style:font-size-asian="14pt" style:font-weight-asian="bold" style:font-name-complex="Tahoma3"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Monaco" style:family="paragraph" style:parent-style-name="Text_20_body" style:default-outline-level="1" style:list-style-name="">
      <style:paragraph-properties fo:line-height="100%">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9-2011 Inverse inc.<text:tab/><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281</meta:editing-cycles>
    <meta:editing-duration>P1DT8H24M57S</meta:editing-duration>
    <dc:date>2011-10-26T14:16:54</dc:date>
    <meta:document-statistic meta:table-count="0" meta:image-count="2" meta:object-count="0" meta:page-count="19" meta:paragraph-count="281" meta:word-count="2542" meta:character-count="18668" meta:non-whitespace-character-count="15586"/>
    <meta:user-defined meta:name="Info 1"/>
    <meta:user-defined meta:name="Info 2"/>
    <meta:user-defined meta:name="Info 3"/>
    <meta:user-defined meta:name="Info 4"/>
  </office:meta>
</office:document-meta>
</file>